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lifiedByAttributesTestBean.getMoeSen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Tests.testQualifiedByAttributesFailsWithoutCustomQualifier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lifierAnnotationTests.testQualifiedByCustom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alifierAnnotationTests.testNonQualifiedFieldFai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QualifierAnnotationTests.testQualifiedByBea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alifiedByValueTestBean.getLar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Tests.testQualifiedByFiel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alifierAnnotationTests.testInterfaceWithOneQualifiedFactoryAndOneQualified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NonQualifiedTestBean.getAnonymo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Tests.testQualifiedB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alifiedByCustomValueTestBean.getCur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Tests.testQualifiedByAttributesWithCustomQualifier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QualifiedByAttributesTestBean.getMoeJuni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ByParameterNameTestBean.getLar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Tests.testQualifiedByAnnotation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alifiedByAliasTestBean.getStoo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ByFieldNameTestBean.getLar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ByBeanNameTestBean.getLar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ByParentValueTestBean.getLar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Tests.testQualifiedBy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alifierAnnotationTests.testQualifiedByParamet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alifierAnnotationTests.testQualifiedByPare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QualifiedByAnnotationTestBean.getLar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rAnnotationTests.testQualifiedByAli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QualifiedByParameterNameTestBean.setLarryBean( Person larry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ByAnnotationValueTestBean.getLar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lified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